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bin" svg:font-family="Cabin" style:font-family-generic="roman" style:font-pitch="variable"/>
    <style:font-face style:name="Cabin1" svg:font-family="Cabin"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 Light" svg:font-family="'Montserrat Light'" style:font-family-generic="roman" style:font-pitch="variable"/>
    <style:font-face style:name="Montserrat Light1" svg:font-family="'Montserrat Light'"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text-align="center" style:justify-single-word="false" fo:break-before="auto" fo:break-after="auto" fo:padding="0cm" fo:border="none"/>
    </style:style>
    <style:style style:name="P2" style:family="paragraph" style:parent-style-name="Standard">
      <style:paragraph-properties fo:break-before="auto" fo:break-after="auto" fo:padding="0cm" fo:border="none"/>
    </style:style>
    <style:style style:name="P3" style:family="paragraph" style:parent-style-name="Standard">
      <style:paragraph-properties fo:break-before="auto" fo:break-after="auto"/>
    </style:style>
    <style:style style:name="P4" style:family="paragraph" style:parent-style-name="Standard">
      <style:paragraph-properties fo:line-height="115%" fo:text-align="justify" style:justify-single-word="false"/>
      <style:text-properties style:font-name="Cabin" fo:font-weight="bold" style:font-name-asian="Cabin1" style:font-weight-asian="bold" style:font-name-complex="Cabin1"/>
    </style:style>
    <style:style style:name="P5" style:family="paragraph" style:parent-style-name="Standard">
      <style:paragraph-properties fo:margin-top="0.282cm" fo:margin-bottom="0.212cm" style:contextual-spacing="false" fo:line-height="150%"/>
      <style:text-properties style:font-name="Cabin" fo:font-size="10pt" style:font-name-asian="Cabin1" style:font-size-asian="10pt" style:font-name-complex="Cabin1" style:font-size-complex="10pt"/>
    </style:style>
    <style:style style:name="P6" style:family="paragraph" style:parent-style-name="Standard">
      <style:paragraph-properties fo:line-height="125%" fo:text-align="justify" style:justify-single-word="false"/>
      <style:text-properties style:font-name="Cabin" fo:font-size="11pt" officeooo:rsid="000c96cb" officeooo:paragraph-rsid="000c96cb" style:font-name-asian="Cabin1" style:font-size-asian="11pt" style:font-name-complex="Cabin1" style:font-size-complex="11pt"/>
    </style:style>
    <style:style style:name="P7" style:family="paragraph" style:parent-style-name="Standard">
      <style:paragraph-properties fo:line-height="115%" fo:text-align="justify" style:justify-single-word="false"/>
      <style:text-properties style:font-name="Cabin" fo:font-weight="normal" officeooo:rsid="00125a0d" officeooo:paragraph-rsid="00125a0d" style:font-name-asian="Cabin1" style:font-weight-asian="normal" style:font-name-complex="Cabin1" style:font-weight-complex="normal"/>
    </style:style>
    <style:style style:name="P8" style:family="paragraph" style:parent-style-name="Standard">
      <style:paragraph-properties fo:line-height="125%" fo:text-align="justify" style:justify-single-word="false"/>
      <style:text-properties style:font-name="Cabin" fo:font-size="10.5pt" officeooo:rsid="000f695c" officeooo:paragraph-rsid="000f695c" style:font-name-asian="Cabin1" style:font-size-asian="10.5pt" style:font-name-complex="Cabin1" style:font-size-complex="10.5pt"/>
    </style:style>
    <style:style style:name="P9" style:family="paragraph" style:parent-style-name="Standard">
      <style:paragraph-properties fo:line-height="125%" fo:text-align="justify" style:justify-single-word="false"/>
      <style:text-properties style:font-name="Cabin" fo:font-size="10.5pt" fo:font-style="italic" officeooo:rsid="000f695c" officeooo:paragraph-rsid="000f695c" style:font-name-asian="Cabin1" style:font-size-asian="10.5pt" style:font-style-asian="italic" style:font-name-complex="Cabin1" style:font-size-complex="10.5pt" style:font-style-complex="italic"/>
    </style:style>
    <style:style style:name="P10" style:family="paragraph" style:parent-style-name="Standard">
      <style:paragraph-properties fo:line-height="125%" fo:text-align="justify" style:justify-single-word="false"/>
      <style:text-properties style:font-name="Cabin" fo:font-size="10.5pt" fo:font-style="italic" officeooo:rsid="0010a9ea" officeooo:paragraph-rsid="0010a9ea" style:font-name-asian="Cabin1" style:font-size-asian="10.5pt" style:font-style-asian="italic" style:font-name-complex="Cabin1" style:font-size-complex="10.5pt" style:font-style-complex="italic"/>
    </style:style>
    <style:style style:name="P11" style:family="paragraph" style:parent-style-name="Standard">
      <style:paragraph-properties fo:line-height="115%" fo:text-align="justify" style:justify-single-word="false"/>
      <style:text-properties style:font-name="Cabin" fo:font-size="10.5pt" fo:font-style="italic" fo:font-weight="bold" style:font-name-asian="Cabin1" style:font-size-asian="10.5pt" style:font-style-asian="italic" style:font-weight-asian="bold" style:font-name-complex="Cabin1" style:font-size-complex="10.5pt" style:font-style-complex="italic"/>
    </style:style>
    <style:style style:name="P12" style:family="paragraph" style:parent-style-name="Standard">
      <style:paragraph-properties fo:line-height="115%" fo:text-align="justify" style:justify-single-word="false"/>
      <style:text-properties style:font-name="Cabin" fo:font-size="10.5pt" fo:font-style="italic" fo:font-weight="normal" officeooo:rsid="0010b87d" officeooo:paragraph-rsid="0010b87d" style:font-name-asian="Cabin1" style:font-size-asian="10.5pt" style:font-style-asian="italic" style:font-weight-asian="normal" style:font-name-complex="Cabin1" style:font-size-complex="10.5pt" style:font-style-complex="italic" style:font-weight-complex="normal"/>
    </style:style>
    <style:style style:name="P13" style:family="paragraph" style:parent-style-name="Standard">
      <style:paragraph-properties fo:line-height="115%" fo:text-align="justify" style:justify-single-word="false"/>
      <style:text-properties style:font-name="Cabin" fo:font-size="10.5pt" fo:font-style="italic" fo:font-weight="normal" officeooo:rsid="00125a0d" officeooo:paragraph-rsid="00125a0d" style:font-name-asian="Cabin1" style:font-size-asian="10.5pt" style:font-style-asian="italic" style:font-weight-asian="normal" style:font-name-complex="Cabin1" style:font-size-complex="10.5pt" style:font-style-complex="italic" style:font-weight-complex="normal"/>
    </style:style>
    <style:style style:name="P14" style:family="paragraph" style:parent-style-name="Standard">
      <style:paragraph-properties fo:line-height="125%" fo:text-align="justify" style:justify-single-word="false"/>
      <style:text-properties style:font-name="Cabin" fo:font-size="10.5pt" fo:font-style="normal" officeooo:rsid="000f695c" officeooo:paragraph-rsid="000f695c" style:font-name-asian="Cabin1" style:font-size-asian="10.5pt" style:font-style-asian="normal" style:font-name-complex="Cabin1" style:font-size-complex="10.5pt" style:font-style-complex="normal"/>
    </style:style>
    <style:style style:name="P15" style:family="paragraph" style:parent-style-name="Standard">
      <style:paragraph-properties fo:line-height="115%" fo:text-align="justify" style:justify-single-word="false"/>
      <style:text-properties style:font-name="Cabin" fo:font-size="10.5pt" fo:font-style="normal" fo:font-weight="normal" officeooo:rsid="00125a0d" officeooo:paragraph-rsid="00125a0d" style:font-name-asian="Cabin1" style:font-size-asian="10.5pt" style:font-style-asian="normal" style:font-weight-asian="normal" style:font-name-complex="Cabin1" style:font-size-complex="10.5pt" style:font-style-complex="normal" style:font-weight-complex="normal"/>
    </style:style>
    <style:style style:name="P16" style:family="paragraph" style:parent-style-name="Standard">
      <style:paragraph-properties fo:line-height="115%" fo:text-align="justify" style:justify-single-word="false"/>
      <style:text-properties style:font-name="Cabin" fo:font-size="10.5pt" style:text-underline-style="solid" style:text-underline-width="auto" style:text-underline-color="font-color" fo:font-weight="bold" officeooo:rsid="0010a9ea" officeooo:paragraph-rsid="0010a9ea" style:font-name-asian="Cabin1" style:font-size-asian="10.5pt" style:font-weight-asian="bold" style:font-name-complex="Cabin1" style:font-size-complex="10.5pt"/>
    </style:style>
    <style:style style:name="P17" style:family="paragraph" style:parent-style-name="Standard">
      <style:paragraph-properties fo:line-height="115%" fo:text-align="justify" style:justify-single-word="false"/>
      <style:text-properties style:font-name="Cabin" fo:font-size="10.5pt" fo:font-weight="bold" style:font-name-asian="Cabin1" style:font-size-asian="10.5pt" style:font-weight-asian="bold" style:font-name-complex="Cabin1" style:font-size-complex="10.5pt"/>
    </style:style>
    <style:style style:name="P18" style:family="paragraph" style:parent-style-name="Standard">
      <style:paragraph-properties fo:line-height="115%" fo:text-align="justify" style:justify-single-word="false"/>
      <style:text-properties style:font-name="Cabin" fo:font-size="10.5pt" fo:font-weight="normal" officeooo:rsid="0010b87d" officeooo:paragraph-rsid="0010b87d" style:font-name-asian="Cabin1" style:font-size-asian="10.5pt" style:font-weight-asian="normal" style:font-name-complex="Cabin1" style:font-size-complex="10.5pt" style:font-weight-complex="normal"/>
    </style:style>
    <style:style style:name="P19" style:family="paragraph" style:parent-style-name="Standard">
      <style:paragraph-properties fo:line-height="125%" fo:text-align="justify" style:justify-single-word="false"/>
      <style:text-properties fo:color="#113452" loext:opacity="100%" style:font-name="Montserrat" fo:font-size="18pt" fo:font-weight="bold" style:font-name-asian="Montserrat1" style:font-size-asian="18pt" style:font-weight-asian="bold" style:font-name-complex="Montserrat1" style:font-size-complex="18pt"/>
    </style:style>
    <style:style style:name="P20" style:family="paragraph" style:parent-style-name="Standard">
      <style:paragraph-properties fo:line-height="125%" fo:text-align="justify" style:justify-single-word="false" fo:break-before="page"/>
      <style:text-properties fo:color="#113452" loext:opacity="100%" style:font-name="Montserrat" fo:font-size="18pt" fo:font-weight="bold" style:font-name-asian="Montserrat1" style:font-size-asian="18pt" style:font-weight-asian="bold" style:font-name-complex="Montserrat1" style:font-size-complex="18pt"/>
    </style:style>
    <style:style style:name="P21" style:family="paragraph" style:parent-style-name="Standard">
      <style:paragraph-properties fo:line-height="150%" fo:text-align="start" style:justify-single-word="false" fo:break-before="auto" fo:break-after="auto"/>
      <style:text-properties fo:color="#113452" loext:opacity="100%" style:font-name="Montserrat" fo:font-size="18pt" fo:font-weight="bold" style:font-name-asian="Montserrat1" style:font-size-asian="18pt" style:font-weight-asian="bold" style:font-name-complex="Montserrat1" style:font-size-complex="18pt"/>
    </style:style>
    <style:style style:name="P22" style:family="paragraph" style:parent-style-name="Standard">
      <style:paragraph-properties fo:margin-top="0.282cm" fo:margin-bottom="0.212cm" style:contextual-spacing="false" fo:line-height="125%" fo:text-align="center" style:justify-single-word="false"/>
      <style:text-properties fo:color="#113452" loext:opacity="100%" style:font-name="Montserrat" fo:font-size="30pt" fo:font-weight="bold" style:font-name-asian="Montserrat1" style:font-size-asian="30pt" style:font-weight-asian="bold" style:font-name-complex="Montserrat1" style:font-size-complex="30pt"/>
    </style:style>
    <style:style style:name="P23" style:family="paragraph" style:parent-style-name="Standard">
      <style:paragraph-properties fo:margin-top="0.282cm" fo:margin-bottom="0.212cm" style:contextual-spacing="false" fo:line-height="125%" fo:text-align="justify" style:justify-single-word="false"/>
    </style:style>
    <style:style style:name="P24" style:family="paragraph" style:parent-style-name="Standard">
      <style:paragraph-properties fo:line-height="125%" fo:text-align="justify" style:justify-single-word="false"/>
      <style:text-properties fo:color="#c19a4f" loext:opacity="100%" style:font-name="Montserrat" fo:font-size="12pt" fo:font-weight="bold" style:font-name-asian="Montserrat1" style:font-size-asian="12pt" style:font-weight-asian="bold" style:font-name-complex="Montserrat1" style:font-size-complex="12pt"/>
    </style:style>
    <style:style style:name="P25" style:family="paragraph" style:parent-style-name="Standard">
      <style:paragraph-properties fo:margin-top="0cm" fo:margin-bottom="0cm" style:contextual-spacing="false" fo:line-height="125%" fo:text-align="justify" style:justify-single-word="false"/>
      <style:text-properties fo:color="#c19a4f" loext:opacity="100%" style:font-name="Montserrat" fo:font-size="12pt" fo:font-weight="bold" style:font-name-asian="Montserrat1" style:font-size-asian="12pt" style:font-weight-asian="bold" style:font-name-complex="Montserrat1" style:font-size-complex="12pt"/>
    </style:style>
    <style:style style:name="P26" style:family="paragraph" style:parent-style-name="Title">
      <style:paragraph-properties fo:margin-top="0cm" fo:margin-bottom="0cm" style:contextual-spacing="false" fo:line-height="125%" fo:text-align="justify" style:justify-single-word="false"/>
      <style:text-properties fo:color="#c19a4f" loext:opacity="100%" style:font-name="Montserrat" fo:font-size="12pt" fo:font-weight="bold" style:font-name-asian="Montserrat1" style:font-size-asian="12pt" style:font-weight-asian="bold" style:font-name-complex="Montserrat1" style:font-size-complex="12pt"/>
    </style:style>
    <style:style style:name="P27" style:family="paragraph" style:parent-style-name="Standard">
      <style:paragraph-properties fo:margin-top="0.282cm" fo:margin-bottom="0.212cm" style:contextual-spacing="false" fo:line-height="150%" fo:text-align="center" style:justify-single-word="false" fo:break-before="auto" fo:break-after="auto"/>
      <style:text-properties fo:color="#c19a4f" loext:opacity="100%" style:font-name="Montserrat" fo:font-size="18pt" fo:font-weight="bold" style:font-name-asian="Montserrat1" style:font-size-asian="18pt" style:font-weight-asian="bold" style:font-name-complex="Montserrat1" style:font-size-complex="18pt"/>
    </style:style>
    <style:style style:name="P28" style:family="paragraph" style:parent-style-name="Standard">
      <style:paragraph-properties fo:margin-top="0.282cm" fo:margin-bottom="0.212cm" style:contextual-spacing="false" fo:line-height="150%" fo:text-align="center" style:justify-single-word="false" fo:break-before="auto" fo:break-after="auto"/>
    </style:style>
    <style:style style:name="P29" style:family="paragraph" style:parent-style-name="Standard">
      <style:paragraph-properties fo:margin-top="0.282cm" fo:margin-bottom="0.212cm" style:contextual-spacing="false" fo:line-height="150%" fo:text-align="justify" style:justify-single-word="false" fo:break-before="auto" fo:break-after="auto"/>
    </style:style>
    <style:style style:name="P30" style:family="paragraph" style:parent-style-name="Standard">
      <style:paragraph-properties fo:margin-top="0.282cm" fo:margin-bottom="0.212cm" style:contextual-spacing="false" fo:line-height="150%" fo:text-align="justify" style:justify-single-word="false" fo:break-before="auto" fo:break-after="auto"/>
      <style:text-properties fo:color="#ee6b00" loext:opacity="100%" style:font-name="Cabin" fo:font-size="24pt" fo:background-color="#ffffff" style:font-name-asian="Cabin1" style:font-size-asian="24pt" style:font-name-complex="Cabin1" style:font-size-complex="24pt"/>
    </style:style>
    <style:style style:name="P31" style:family="paragraph" style:parent-style-name="Standard">
      <style:paragraph-properties fo:line-height="150%" fo:text-align="center" style:justify-single-word="false" fo:break-before="auto" fo:break-after="auto"/>
      <style:text-properties fo:color="#ee6b00" loext:opacity="100%" style:font-name="Cabin" fo:font-size="24pt" fo:background-color="#ffffff" style:font-name-asian="Cabin1" style:font-size-asian="24pt" style:font-name-complex="Cabin1" style:font-size-complex="24pt"/>
    </style:style>
    <style:style style:name="P32" style:family="paragraph" style:parent-style-name="Standard">
      <style:paragraph-properties fo:line-height="150%" fo:text-align="start" style:justify-single-word="false" fo:break-before="auto" fo:break-after="auto"/>
      <style:text-properties fo:color="#ee6b00" loext:opacity="100%" style:font-name="Cabin" fo:font-size="24pt" fo:background-color="#ffffff" style:font-name-asian="Cabin1" style:font-size-asian="24pt" style:font-name-complex="Cabin1" style:font-size-complex="24pt"/>
    </style:style>
    <style:style style:name="P33" style:family="paragraph" style:parent-style-name="Standard">
      <style:paragraph-properties fo:line-height="125%" fo:text-align="justify" style:justify-single-word="false"/>
      <style:text-properties style:font-name="Montserrat Light" style:font-name-asian="Montserrat Light1" style:font-name-complex="Montserrat Light1"/>
    </style:style>
    <style:style style:name="P34" style:family="paragraph" style:parent-style-name="Standard">
      <style:paragraph-properties fo:line-height="125%" fo:text-align="justify" style:justify-single-word="false"/>
      <style:text-properties style:font-name="Montserrat Light" officeooo:rsid="000c96cb" officeooo:paragraph-rsid="000c96cb" style:font-name-asian="Montserrat Light1" style:font-name-complex="Montserrat Light1"/>
    </style:style>
    <style:style style:name="P35" style:family="paragraph" style:parent-style-name="Standard">
      <style:paragraph-properties fo:line-height="125%" fo:text-align="start" style:justify-single-word="false"/>
      <style:text-properties style:font-name="Montserrat Light" fo:font-size="10.5pt" officeooo:paragraph-rsid="0010b87d" style:font-name-asian="Montserrat Light1" style:font-size-asian="10.5pt" style:font-name-complex="Montserrat Light1" style:font-size-complex="10.5pt"/>
    </style:style>
    <style:style style:name="P36" style:family="paragraph" style:parent-style-name="Standard">
      <style:paragraph-properties fo:line-height="125%" fo:text-align="justify" style:justify-single-word="false"/>
      <style:text-properties style:font-name="Montserrat Light" fo:font-size="10.5pt" officeooo:paragraph-rsid="0010b87d" style:font-name-asian="Montserrat Light1" style:font-size-asian="10.5pt" style:font-name-complex="Montserrat Light1" style:font-size-complex="10.5pt"/>
    </style:style>
    <style:style style:name="P37" style:family="paragraph" style:parent-style-name="Standard">
      <style:paragraph-properties fo:line-height="125%" fo:text-align="start" style:justify-single-word="false"/>
      <style:text-properties style:font-name="Montserrat Light" fo:font-size="10.5pt" fo:font-style="normal" fo:font-weight="normal" officeooo:rsid="000f55cd" officeooo:paragraph-rsid="000f55cd" style:font-name-asian="Montserrat Light1" style:font-size-asian="10.5pt" style:font-style-asian="normal" style:font-weight-asian="normal" style:font-name-complex="Montserrat Light1" style:font-size-complex="10.5pt" style:font-style-complex="normal" style:font-weight-complex="normal"/>
    </style:style>
    <style:style style:name="P38" style:family="paragraph" style:parent-style-name="Standard">
      <style:paragraph-properties fo:line-height="125%" fo:text-align="start" style:justify-single-word="false"/>
      <style:text-properties style:font-name="Montserrat Light" fo:font-size="10.5pt" fo:font-style="normal" style:text-underline-style="solid" style:text-underline-width="auto" style:text-underline-color="font-color" fo:font-weight="bold" officeooo:rsid="000f55cd" officeooo:paragraph-rsid="000f55cd" style:font-name-asian="Montserrat Light1" style:font-size-asian="10.5pt" style:font-style-asian="normal" style:font-weight-asian="bold" style:font-name-complex="Montserrat Light1" style:font-size-complex="10.5pt" style:font-style-complex="normal" style:font-weight-complex="bold"/>
    </style:style>
    <style:style style:name="P39" style:family="paragraph" style:parent-style-name="Standard">
      <style:paragraph-properties fo:margin-top="0.423cm" fo:margin-bottom="0.423cm" style:contextual-spacing="false" fo:line-height="125%" fo:text-align="justify" style:justify-single-word="false"/>
      <style:text-properties fo:color="#666666" loext:opacity="100%" style:font-name="Montserrat" fo:font-size="12pt" officeooo:rsid="000c96cb" officeooo:paragraph-rsid="000c96cb" style:font-name-asian="Montserrat1" style:font-size-asian="12pt" style:font-name-complex="Montserrat1" style:font-size-complex="12pt"/>
    </style:style>
    <style:style style:name="P40" style:family="paragraph" style:parent-style-name="Standard">
      <style:paragraph-properties fo:margin-top="0.423cm" fo:margin-bottom="0.423cm" style:contextual-spacing="false" fo:line-height="125%" fo:text-align="center" style:justify-single-word="false"/>
      <style:text-properties fo:color="#1c1c1c" loext:opacity="100%" style:font-name="Montserrat" fo:font-size="12pt" fo:font-weight="bold" officeooo:rsid="00125a0d" officeooo:paragraph-rsid="00125a0d" fo:background-color="transparent" style:font-name-asian="Montserrat1" style:font-size-asian="12pt" style:font-weight-asian="bold" style:font-name-complex="Montserrat1" style:font-size-complex="12pt" style:font-weight-complex="bold"/>
    </style:style>
    <style:style style:name="P41" style:family="paragraph" style:parent-style-name="Standard" style:master-page-name="Standard">
      <style:paragraph-properties fo:margin-top="0.282cm" fo:margin-bottom="0.212cm" style:contextual-spacing="false" fo:line-height="150%" style:page-number="1" fo:break-before="auto" fo:break-after="auto"/>
      <style:text-properties style:font-name="Cabin" fo:font-size="10pt" style:font-name-asian="Cabin1" style:font-size-asian="10pt" style:font-name-complex="Cabin1" style:font-size-complex="10pt"/>
    </style:style>
    <style:style style:name="P42" style:family="paragraph" style:parent-style-name="Standard">
      <style:paragraph-properties fo:line-height="115%" fo:text-align="justify" style:justify-single-word="false"/>
      <style:text-properties style:font-name="Cabin" fo:font-size="10.5pt" fo:font-style="normal" fo:font-weight="normal" officeooo:rsid="0010b87d" officeooo:paragraph-rsid="0010b87d" style:font-name-asian="Cabin1" style:font-size-asian="10.5pt" style:font-style-asian="normal" style:font-weight-asian="normal" style:font-name-complex="Cabin1" style:font-size-complex="10.5pt" style:font-style-complex="normal" style:font-weight-complex="normal"/>
    </style:style>
    <style:style style:name="P43" style:family="paragraph" style:parent-style-name="Standard">
      <style:paragraph-properties fo:line-height="115%" fo:text-align="justify" style:justify-single-word="false"/>
      <style:text-properties style:font-name="Cabin" fo:font-size="10.5pt" fo:font-style="normal" style:text-underline-style="solid" style:text-underline-width="auto" style:text-underline-color="font-color" fo:font-weight="bold" officeooo:rsid="00125a0d" officeooo:paragraph-rsid="00125a0d" style:font-name-asian="Cabin1" style:font-size-asian="10.5pt" style:font-style-asian="normal" style:font-weight-asian="bold" style:font-name-complex="Cabin1" style:font-size-complex="10.5pt" style:font-style-complex="normal" style:font-weight-complex="bold"/>
    </style:style>
    <style:style style:name="P44" style:family="paragraph" style:parent-style-name="Standard" style:list-style-name="L1">
      <style:paragraph-properties fo:line-height="125%" fo:text-align="justify" style:justify-single-word="false"/>
      <style:text-properties style:font-name="Montserrat Light" officeooo:rsid="000c96cb" officeooo:paragraph-rsid="000c96cb" style:font-name-asian="Montserrat Light1" style:font-name-complex="Montserrat Light1"/>
    </style:style>
    <style:style style:name="P45" style:family="paragraph" style:parent-style-name="Standard" style:list-style-name="L2">
      <style:paragraph-properties fo:line-height="125%" fo:text-align="justify" style:justify-single-word="false"/>
      <style:text-properties style:font-name="Montserrat Light" officeooo:rsid="000c96cb" style:font-name-asian="Montserrat Light1" style:font-name-complex="Montserrat Light1"/>
    </style:style>
    <style:style style:name="P46" style:family="paragraph" style:parent-style-name="Standard" style:list-style-name="L2">
      <style:paragraph-properties fo:line-height="125%" fo:text-align="justify" style:justify-single-word="false"/>
      <style:text-properties style:font-name="Montserrat Light" style:font-name-asian="Montserrat Light1" style:font-name-complex="Montserrat Light1"/>
    </style:style>
    <style:style style:name="P47" style:family="paragraph" style:parent-style-name="Standard">
      <style:paragraph-properties fo:margin-top="0.282cm" fo:margin-bottom="0.212cm" style:contextual-spacing="false" fo:line-height="150%"/>
      <style:text-properties fo:color="#ee6b00" loext:opacity="100%" style:font-name="Cabin" fo:font-size="24pt" fo:background-color="#ffffff" style:font-name-asian="Cabin1" style:font-size-asian="24pt" style:font-name-complex="Cabin1" style:font-size-complex="24pt"/>
    </style:style>
    <style:style style:name="T1" style:family="text">
      <style:text-properties officeooo:rsid="000c96cb"/>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officeooo:rsid="000f55cd" style:font-weight-asian="bold" style:font-weight-complex="bold"/>
    </style:style>
    <style:style style:name="T4" style:family="text">
      <style:text-properties style:text-underline-style="solid" style:text-underline-width="auto" style:text-underline-color="font-color" fo:font-weight="bold" officeooo:rsid="0010b87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f55cd"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officeooo:rsid="000f55cd" style:font-style-asian="normal" style:font-weight-asian="normal" style:font-style-complex="normal" style:font-weight-complex="normal"/>
    </style:style>
    <style:style style:name="T10" style:family="text">
      <style:text-properties officeooo:rsid="00125a0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5"/>
      <text:p text:style-name="P5"/>
      <text:p text:style-name="P47"/>
      <text:p text:style-name="P27">TASK</text:p>
      <text:p text:style-name="P22">Exploratory Data Analysis on the <text:span text:style-name="T1">Oahu Trees</text:span> Dataset</text:p>
      <text:p text:style-name="P31"/>
      <text:p text:style-name="P32"/>
      <text:p text:style-name="P32"/>
      <text:p text:style-name="P21"/>
      <text:p text:style-name="P19"/>
      <text:p text:style-name="P19"/>
      <text:p text:style-name="P20">Introduction</text:p>
      <text:p text:style-name="P39">This data set contains samples concerning “Exceptional Trees on Oahu”, and was acquired from a public-access US federal database. Some of the key fields in this set concern the locations, dimensions, names and condition of the trees.</text:p>
      <text:p text:style-name="P40">Please see the accompanying “trees_visualisations.pdf” for the figures mentioned below</text:p>
      <text:p text:style-name="P24">DATA CLEANING</text:p>
      <text:p text:style-name="P24"/>
      <text:p text:style-name="P34">The data cleaning for this data set comprised of five key steps:</text:p>
      <text:list text:style-name="L1">
        <text:list-item>
          <text:p text:style-name="P44">A number of columns were removed due to missing values or lack of analytical value. Of the original 38 columns, 16 remain in the data set post-cleaning.</text:p>
        </text:list-item>
        <text:list-item>
          <text:p text:style-name="P44">All strings in the data set were converted to lower case. This includes column names as well as data values.</text:p>
        </text:list-item>
        <text:list-item>
          <text:p text:style-name="P44">Two columns had minor typos after the lower-case conversion, these typos were corrected.</text:p>
        </text:list-item>
        <text:list-item>
          <text:p text:style-name="P44">The dtypes for each field in the set were checked to make sure they were suitable for the data; a number were found to be “objects” rather than the more suitable numerical dtypes. Before these could be converted, a number of records had to be removed, as they referred to groups of trees rather than individual specimens and as such included hyphens in their numerical values to represent ranges. With these group records removed, the columns were converted to numerical dtypes.</text:p>
        </text:list-item>
        <text:list-item>
          <text:p text:style-name="P44">All unique string values in the data set were compared to make sure no duplicates existed. The only duplicates found were for the “island” field, of which the values “mo”/“moloka’i” and “o”/”oahu” had to be merged. <text:span text:style-name="T10">Other island values were replaced with their full names for clarity.</text:span></text:p>
        </text:list-item>
      </text:list>
      <text:p text:style-name="P24"/>
      <text:p text:style-name="P24"/>
      <text:p text:style-name="P24"/>
      <text:p text:style-name="P24"/>
      <text:p text:style-name="P24"/>
      <text:p text:style-name="P24"/>
      <text:p text:style-name="P24"/>
      <text:p text:style-name="P24"/>
      <text:p text:style-name="P26"><text:bookmark text:name="_gjdgxs"/><text:soft-page-break/>MISSING DA<text:span text:style-name="T1">TA</text:span></text:p>
      <text:p text:style-name="P25"/>
      <text:p text:style-name="P6">This data set contained a large number of null values, the following steps were taken to remediate this:</text:p>
      <text:list text:style-name="L2">
        <text:list-item>
          <text:p text:style-name="P46"><text:span text:style-name="T1">A number of columns were identified for dropping as they were majority comprised of null values, these columns were: "Dead Tree Location", </text:span>"Geometry Point", "Hawaiian Name", "Variety Name", "Old ID", "City", "Owner Address", "Owner Name", "Description", "Flag", "Location Address", "Accessibility", "Trunk Circumference", "Live Crown Ration", "Crown Spread L (ft)", "Crown Spread S (ft)"</text:p>
        </text:list-item>
        <text:list-item>
          <text:p text:style-name="P45">A number of rows were removed due to missing the dimension values, which are particularly valuable fields in the analysis stage. As the majority of the missing values concerned the same 71 rows, the removal of these wasn’t too difficult to implement.</text:p>
        </text:list-item>
        <text:list-item>
          <text:p text:style-name="P45">Once the most noticeable null value rows were removed, each row was given a null values count. Using this count, the data set was whittled down to just 17 records with missing values. Of those, 10 had the null values in the “Tree Condition” column, which I replaced with a new value: “unknown”. The remaining seven records were dropped</text:p>
        </text:list-item>
        <text:list-item>
          <text:p text:style-name="P45">For null values in the “Tree Condition” field, values were set to “unknown” so avoid dropping these rows.</text:p>
        </text:list-item>
        <text:list-item>
          <text:p text:style-name="P45">Of the original 339 records and 38 columns, the data set has been whittled down to 217 usable records with 16 fields.</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6"><text:bookmark text:name="_30j0zll"/><text:soft-page-break/>DATA STORIES AND VISUALISATIONS</text:p>
      <text:p text:style-name="P33"/>
      <text:p text:style-name="P35"><text:span text:style-name="T3">Scope of Dat</text:span><text:span text:style-name="T4">a</text:span></text:p>
      <text:p text:style-name="P36"><text:span text:style-name="T9">Before going into deeper analysis of the data-set, it’s important first to visualise the data contained geographically to understand the region that this data was gathered from. </text:span><text:span text:style-name="T7">Figure 1</text:span><text:span text:style-name="T9"> shows the distribution of data in the set across the major islands of the state of Hawaii. As can be seen, the data doesn’t solely include information from the island of Oahu (the third from the left), but also has samples from almost every major island in the state. </text:span><text:span text:style-name="T7">Figure 2</text:span><text:span text:style-name="T9"> gives a better idea of the distribution of the data samples between islands, with Hawai’i, Mau’i and Kaua’i each having roughly 10-20 samples apiece. As can be seen however, the vast majority of trees in the data set are from the island of Oahu.</text:span></text:p>
      <text:p text:style-name="P37"/>
      <text:p text:style-name="P38">Trees by Species</text:p>
      <text:p text:style-name="P38"/>
      <text:p text:style-name="P8">In this data set, there are a total 76 species of tree, with a few common species making up the majority of samples.<text:span text:style-name="T2"> </text:span><text:span text:style-name="T6">Figure 3</text:span><text:span text:style-name="T2"> </text:span>shows the counts of the 10 most common species of tree in the data set - representing 124 of the 217 records - <text:s/>from which there are some key characteristics to note. The most common tree, the Banyan, makes up the largest group by a comfortable margin, with the Indian Banyan and the Monkeypod being the two next most numerous species. There is then a large gulf between these species and the remaining species, forming two clear groups between the top 3 and the rest. Comparing <text:span text:style-name="T5">Figures 4 and 5</text:span> shows that there is not much difference between the geographical distribution of the top 3 and the lesser common species, with only the island of Moloka’i having no samples from the lesser common species. </text:p>
      <text:p text:style-name="P8"/>
      <text:p text:style-name="P9">Figure 6 <text:span text:style-name="T8">shows the dimensions of the top 10 most common species, which reveals a few notable patterns. First of which is the overall size comparison that can be made between the top 3 most common species. The Banyan can be seen to have the lowest average size of the three, with a tight grouping of data points for this species being situated to the left of the set. Whilst there are a number of Banyan samples that are comparable in diameter to the Indian Banyan, the latter is in general both taller and wider than the former. The Monkeypod is seen to have a much more limited maximum diameter, maxing out at around 100 inches, but displays a reasonably large range of heights that are generally taller than the Banyan. </text:span></text:p>
      <text:p text:style-name="P14"/>
      <text:p text:style-name="P14">The two tallest species, the Guachapele and the Mahogany, follow a similar pattern to the Monkeypod, having a limited maximum diameter but a wide range of heights. This pattern is also displayed by the Narra and the Moreton Bay Fig. There are no extreme outliers for any species, with each group forming a roughly consistent pattern of points across the graph. </text:p>
      <text:p text:style-name="P14"/>
      <text:p text:style-name="P9"><text:soft-page-break/>Figure 7 <text:span text:style-name="T8">shows the ten most common species grouped by tree condition. Of the top 3 most common, only the Monkeypod has a majority of “excellent” condition specimens, with the two varieties of Banyan having a vast majority of “good” specimens. This pattern is reflected by the less common “Chinese Banyan”, which also has a majority “good” condition. The “Banyan” group are the only species to have majority good over excellent conditions. I would suggest that this is due to this family of trees being either more fragile, <text:s/>hence the worse general condition, or that they are in general older, although this isn’t provable with this data set. </text:span></text:p>
      <text:p text:style-name="P14"/>
      <text:p text:style-name="P10">Figures 8 and 9 <text:span text:style-name="T8">show the amount of storm water intercepted and avoided by each common species. As can be seen, the only notable outlier in both sets is the Mahogany, which both intercepts and avoids a much higher amount of water on average than any other species. There is an extreme outlier in the data set that is causing the Indian Banyan to average out at a higher level than the other species, however when this outlier is taken out the species is roughly the same on average as the others in the main group.</text:span></text:p>
      <text:p text:style-name="P11"/>
      <text:p text:style-name="P16">Dimensions, Carbon and Water</text:p>
      <text:p text:style-name="P17"/>
      <text:p text:style-name="P18">In the data set there are four clear categories of numerical data, those relating to coordinates, dimensions, storm water interception and carbon intake. The latter three are each comprised of two fields apiece, which will be examined in this section.</text:p>
      <text:p text:style-name="P18"/>
      <text:p text:style-name="P12">Figure 10 <text:span text:style-name="T8"><text:s/>shows the relationship between the amount of O2 produced by a tree and the amount of carbon sequestered (taken in). As is clearly seen, the relationship is perfectly linear, with the amount of 02 created steadily increasing along with the amount of carbon sequestered. </text:span>Figure 11 <text:span text:style-name="T8">shows a similar relationship between storm water intercepted/avoided, with two clear outliers causing the data line to spike dramatically. These outliers belong to a specimen of Indian Banyan and one of Litchi. As far as can be seen from the data there is no reason for the results to be this extreme, so these specimens are either from very different conditions to the others, or there was an issue with the collection of the data. Despite these outliers, the pattern is again very clearly linear in nature, so more fitting results could easily be imputed for these trees if needed.</text:span></text:p>
      <text:p text:style-name="P42"/>
      <text:p text:style-name="P12"><text:span text:style-name="T8">The relationship between height and diameter, as can be seen in </text:span>Figure 12 <text:span text:style-name="T8">is much less clear cut, with the data line repeatedly jumping and falling in a seemingly random fashion. One observation that can be made however is that, moving from the left, there does initially seem to be a rough positive correlation between height and diameter. This seems to be short lived though, as at around 40ft any semblance of a clear correlation ends. Another observation that can be made however is that taller trees (those higher than 75ft) seem to have a lower diameter than those in the 40ft – 75ft range. These higher values are likely due to the Banyan family of trees since, as previously seen in </text:span>Figure 6, <text:span text:style-name="T8">they have a far greater range of diameters than other species. Indeed, </text:span>Figure 13<text:span text:style-name="T8"> shows that the drop in diameter for taller trees is less </text:span><text:soft-page-break/><text:span text:style-name="T8">extreme in relation to the rest of the data once the Banyans records have been omitted.</text:span></text:p>
      <text:p text:style-name="P42"/>
      <text:p text:style-name="P12">Figure 14 <text:span text:style-name="T8">shows the relationship between the diameter of the tree and the amount of carbon sequestered per year. There is a pronounced spike in the amount of carbon sequestered centred at roughly 45 inches, which drops rapidly to a roughly steady line from around 60 inches onward. </text:span>Figure 15 <text:span text:style-name="T8">shows us that this relationship is not the same between the height of the tree and the carbon sequestered, showing a random but roughly flat line across the data set. </text:span></text:p>
      <text:p text:style-name="P42"/>
      <text:p text:style-name="P43">Trees by Island</text:p>
      <text:p text:style-name="P11"/>
      <text:p text:style-name="P15">Although the majority of the data samples in this set were acquired from the island of Oahu, there is still opportunity to make some observations about the differing characteristics of trees between islands.</text:p>
      <text:p text:style-name="P15"/>
      <text:p text:style-name="P13">Figures 16/17 <text:s/><text:span text:style-name="T8">show us the average diameter and height of trees by island. The main feature to mention here is that the island of Moloka’i has the tallest and widest trees on average (excluding the single sample from Lanai). This inversely results in Moloka’i having the lowest carbon sequestering, as the average tree diameter there is outside of the “golden” zone where the amount of carbon sequestered spikes dramatically as shown in </text:span>Figure 14<text:span text:style-name="T8">. It is possible that, due to the focus of this data set on the island of Oahu, only trees of significant size from Moloka’i were included, causing the average diameter/height to be skewed.</text:span></text:p>
      <text:p text:style-name="P4"/>
      <text:p text:style-name="P7">The final visualisation I would like to examine is the relationship between the condition of trees and the island they inhabit. <text:span text:style-name="T5">Figure 18 </text:span><text:span text:style-name="T8">shows a count of trees on each island split by conditions; the most obvious characteristic of this data view is that Oahu is the only island where the “good” condition trees outnumber the “excellent”. As with the dimensional data, I would suggest that this is largely to the the study being focused on Oahu, hence naturally <text:s/>only specimens of particular note from other islands would have been included. </text:span></text:p>
      <text:p text:style-name="P4"/>
      <text:p text:style-name="P4">THIS REPORT WAS WRITTEN BY : <text:span text:style-name="T10">Archie Macdonald</text:span></text:p>
      <text:p text:style-name="P23"/>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bin" svg:font-family="Cabin" style:font-family-generic="roman" style:font-pitch="variable"/>
    <style:font-face style:name="Cabin1" svg:font-family="Cabin"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 Light" svg:font-family="'Montserrat Light'" style:font-family-generic="roman" style:font-pitch="variable"/>
    <style:font-face style:name="Montserrat Light1" svg:font-family="'Montserrat Light'"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break-before="auto" fo:break-after="auto" fo:padding="0cm" fo:border="none"/>
    </style:style>
    <style:style style:name="MP2" style:family="paragraph" style:parent-style-name="Standard">
      <style:paragraph-properties fo:break-before="auto" fo:break-after="auto" fo:padding="0cm" fo:border="none"/>
    </style:style>
    <style:style style:name="MP3" style:family="paragraph" style:parent-style-name="Standard">
      <style:paragraph-properties fo:break-before="auto" fo:break-after="auto"/>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3-01-05T12:28:35.689349444</dc:date>
    <meta:editing-duration>PT3H55M12S</meta:editing-duration>
    <meta:editing-cycles>7</meta:editing-cycles>
    <meta:document-statistic meta:table-count="0" meta:image-count="0" meta:object-count="0" meta:page-count="6" meta:paragraph-count="38" meta:word-count="1840" meta:character-count="10717" meta:non-whitespace-character-count="8913"/>
  </office:meta>
</office:document-meta>
</file>